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86c9" officeooo:paragraph-rsid="001686c9"/>
    </style:style>
    <style:style style:name="P2" style:family="paragraph" style:parent-style-name="Standard">
      <style:text-properties officeooo:rsid="001686c9" officeooo:paragraph-rsid="001686c9"/>
    </style:style>
    <style:style style:name="P3" style:family="paragraph" style:parent-style-name="Text_20_body">
      <style:text-properties officeooo:rsid="0019eea8" officeooo:paragraph-rsid="0019eea8"/>
    </style:style>
    <style:style style:name="P4" style:family="paragraph" style:parent-style-name="Text_20_body">
      <style:text-properties officeooo:rsid="001ae9a1" officeooo:paragraph-rsid="001ae9a1"/>
    </style:style>
    <style:style style:name="P5" style:family="paragraph" style:parent-style-name="Text_20_body">
      <style:text-properties officeooo:rsid="001b1c20" officeooo:paragraph-rsid="001b1c20"/>
    </style:style>
    <style:style style:name="P6" style:family="paragraph" style:parent-style-name="Text_20_body">
      <style:text-properties officeooo:rsid="001ba25d" officeooo:paragraph-rsid="001ba25d"/>
    </style:style>
    <style:style style:name="P7" style:family="paragraph" style:parent-style-name="Text_20_body">
      <style:text-properties officeooo:rsid="001d3f39" officeooo:paragraph-rsid="001d3f39"/>
    </style:style>
    <style:style style:name="P8" style:family="paragraph" style:parent-style-name="Text_20_body">
      <style:text-properties officeooo:rsid="001efe4d" officeooo:paragraph-rsid="001efe4d"/>
    </style:style>
    <style:style style:name="P9" style:family="paragraph" style:parent-style-name="Text_20_body">
      <style:text-properties officeooo:rsid="001ff8a0" officeooo:paragraph-rsid="001ff8a0"/>
    </style:style>
    <style:style style:name="T1" style:family="text">
      <style:text-properties officeooo:rsid="00189fc0"/>
    </style:style>
    <style:style style:name="T2" style:family="text">
      <style:text-properties officeooo:rsid="0019eea8"/>
    </style:style>
    <style:style style:name="T3" style:family="text">
      <style:text-properties officeooo:rsid="001ba25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LUNTZER<text:tab/><text:tab/><text:tab/><text:tab/><text:tab/><text:tab/><text:tab/><text:tab/><text:tab/><text:tab/><text:tab/> <text:s text:c="8"/>Info2</text:p>
      <text:p text:style-name="P1">Kévin</text:p>
      <text:p text:style-name="Title">Compte rendu Tp7</text:p>
      <text:h text:style-name="Heading_20_3" text:outline-level="3">Routeur</text:h>
      <text:p text:style-name="Text_20_body"><text:tab/><text:span text:style-name="T1">L’objectif est de créer des routes dans l’application.</text:span></text:p>
      <text:p text:style-name="Text_20_body"><text:tab/><text:span text:style-name="T2">On importe donc les librairies de cette maniére :</text:span></text:p>
      <text:p text:style-name="P3">import { RouterModule, Routes } from '@angular/router';</text:p>
      <text:p text:style-name="P3">Sachant que l’on exporte les routes dans un tableau pour être employé dans AppModule.</text:p>
      <text:p text:style-name="P4">Une route a deux propriétés qui sont un chemin qui concerne URL de la page et un composant qui va permettre de créer la navigation dans l’application. On pourrait donc avoir un chemin écrit de cette maniére : localhost:4200/heroes.</text:p>
      <text:p text:style-name="P5">On va donc référencer une route : const routes: Routes = [ <text:s/>{ path: 'heroes', component: HeroesComponent } ];</text:p>
      <text:p text:style-name="P5">Cela va donc permettre d’afficher le HeroesComponent. </text:p>
      <text:p text:style-name="P5">Mais nous devonc commencer par initialiser le routeur en ajoutant RouterModule au tableau @NgModule.imports « imports: [ RouterModule.forRoot(routes) ], »</text:p>
      <text:p text:style-name="P5">La méthode forRoot() permet de configurer le routeur. Elle permet de fournir des directives pour le routage <text:span text:style-name="T3">en fonction de l’URL.</text:span></text:p>
      <text:p text:style-name="P6">Nous allons ensuite définir &lt;router-outlet&gt; dans le HTML pour afficher les routes. On va définir un attribut RouterLink qui va permettre de transformer les clics en routeur. </text:p>
      <text:p text:style-name="P6">On va donc crée une grille de lien de nom de héros. On va donc créer une boucle avec * ngFor pour créer un lien pour chaque héros.</text:p>
      <text:p text:style-name="P7">On peut définir une route par défaut ; { path: '', redirectTo: '/dashboard', pathMatch: 'full' },</text:p>
      <text:p text:style-name="P8">Mais on peut définir une nouvelle façon pour afficher un héros en ajoutant de nouveaux imports :</text:p>
      <text:p text:style-name="P8">import { ActivatedRoute } from '@angular/router';</text:p>
      <text:p text:style-name="P8">import { Location } from '@angular/common';</text:p>
      <text:p text:style-name="P8">import { HeroService } <text:s/>from '../hero.service';</text:p>
      <text:p text:style-name="P8">On va mettre ces imports dans le constructeur. <text:s/>ActivatedRoute contient les informations relatif sur l’itinéraire. HeroService permet d’obtenir des données sur le héros et les afficher par la suite. Location permettre d’interagir avec le navigateur.</text:p>
      <text:p text:style-name="P9">La fonction route.snapshot est une image statique des informations. Le paramMap est un dictionnaires de valeurs de paramétres de route extraites de l’UR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11:00:44.786000000</meta:creation-date>
    <dc:date>2017-12-17T22:09:20.870000000</dc:date>
    <meta:editing-duration>PT5H56M49S</meta:editing-duration>
    <meta:editing-cycles>7</meta:editing-cycles>
    <meta:generator>LibreOffice/5.1.5.2$Windows_x86 LibreOffice_project/7a864d8825610a8c07cfc3bc01dd4fce6a9447e5</meta:generator>
    <meta:document-statistic meta:table-count="0" meta:image-count="0" meta:object-count="0" meta:page-count="1" meta:paragraph-count="22" meta:word-count="315" meta:character-count="2022" meta:non-whitespace-character-count="1703"/>
  </office:meta>
</office:document-meta>
</file>